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eldDeserializer.parseField( DefaultJSONParser parser , Object object , Type objectType , Map &lt; String , Object &gt; fieldValu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DefaultFieldDeserializer.getFieldValueDeserilizer( ParserConfig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ieldDeserializer.getFastMatch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eldDeserializer.parseFieldUnwrapped( DefaultJSONParser parser , Object object , Type objectType , Map &lt; String , Object &gt; field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eldDeserializer.DefaultFieldDeserializer( ParserConfig config , Class &lt; ? &gt; clazz , FieldInfo field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